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4">
            <text:p><text:s text:c="3"/>45,353</text:p>
          </table:table-cell>
          <table:table-cell office:value-type="float" office:value="3337" table:style-name="ce53">
            <text:p><text:s text:c="3"/>3,337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3161" table:style-name="ce54">
            <text:p><text:s text:c="3"/>3,16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1月止</text:p>
          </table:table-cell>
          <table:table-cell office:value-type="string" table:style-name="ce148">
            <text:p>計</text:p>
          </table:table-cell>
          <table:table-cell office:value-type="float" office:value="86834" table:style-name="ce67">
            <text:p><text:s text:c="3"/>86,834</text:p>
          </table:table-cell>
          <table:table-cell office:value-type="float" office:value="80891" table:style-name="ce68">
            <text:p><text:s text:c="3"/>80,891</text:p>
          </table:table-cell>
          <table:table-cell office:value-type="float" office:value="2839" table:style-name="ce67">
            <text:p><text:s text:c="3"/>2,839</text:p>
          </table:table-cell>
          <table:table-cell office:value-type="float" office:value="2692" table:style-name="ce67">
            <text:p><text:s text:c="3"/>2,692</text:p>
          </table:table-cell>
          <table:table-cell office:value-type="float" office:value="147" table:style-name="ce67">
            <text:p><text:s text:c="3"/>147</text:p>
          </table:table-cell>
          <table:table-cell office:value-type="float" office:value="3104" table:style-name="ce68">
            <text:p><text:s text:c="3"/>3,104</text:p>
          </table:table-cell>
          <table:table-cell office:value-type="float" office:value="2652" table:style-name="ce67">
            <text:p><text:s text:c="3"/>2,652</text:p>
          </table:table-cell>
          <table:table-cell office:value-type="float" office:value="452" table:style-name="ce63">
            <text:p><text:s text:c="3"/>452</text:p>
          </table:table-cell>
          <table:table-cell office:value-type="float" office:value="85920" table:style-name="ce97">
            <text:p><text:s text:c="3"/>85,920</text:p>
          </table:table-cell>
          <table:table-cell office:value-type="float" office:value="79983" table:style-name="ce97">
            <text:p><text:s text:c="3"/>79,983</text:p>
          </table:table-cell>
          <table:table-cell office:value-type="float" office:value="2838" table:style-name="ce97">
            <text:p><text:s text:c="3"/>2,838</text:p>
          </table:table-cell>
          <table:table-cell office:value-type="float" office:value="2691" table:style-name="ce97">
            <text:p><text:s text:c="3"/>2,691</text:p>
          </table:table-cell>
          <table:table-cell office:value-type="float" office:value="147" table:style-name="ce97">
            <text:p><text:s text:c="3"/>147</text:p>
          </table:table-cell>
          <table:table-cell office:value-type="float" office:value="3099" table:style-name="ce97">
            <text:p><text:s text:c="3"/>3,099</text:p>
          </table:table-cell>
          <table:table-cell office:value-type="float" office:value="2651" table:style-name="ce97">
            <text:p><text:s text:c="3"/>2,651</text:p>
          </table:table-cell>
          <table:table-cell office:value-type="float" office:value="448" table:style-name="ce97">
            <text:p><text:s text:c="3"/>448</text:p>
          </table:table-cell>
          <table:table-cell office:value-type="float" office:value="914" table:style-name="ce97">
            <text:p><text:s text:c="3"/>914</text:p>
          </table:table-cell>
          <table:table-cell office:value-type="float" office:value="908" table:style-name="ce97">
            <text:p><text:s text:c="3"/>90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4" table:style-name="ce99">
            <text:p><text:s text:c="3"/>4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3186" table:style-name="ce43">
            <text:p><text:s text:c="3"/>43,186</text:p>
          </table:table-cell>
          <table:table-cell office:value-type="float" office:value="42392" table:style-name="ce44">
            <text:p><text:s text:c="3"/>42,392</text:p>
          </table:table-cell>
          <table:table-cell office:value-type="float" office:value="249" table:style-name="ce43">
            <text:p><text:s text:c="3"/>249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68" table:style-name="ce43">
            <text:p><text:s text:c="3"/>68</text:p>
          </table:table-cell>
          <table:table-cell office:value-type="float" office:value="545" table:style-name="ce44">
            <text:p><text:s text:c="3"/>545</text:p>
          </table:table-cell>
          <table:table-cell office:value-type="float" office:value="197" table:style-name="ce43">
            <text:p><text:s text:c="3"/>197</text:p>
          </table:table-cell>
          <table:table-cell office:value-type="float" office:value="348" table:style-name="ce33">
            <text:p><text:s text:c="3"/>348</text:p>
          </table:table-cell>
          <table:table-cell office:value-type="float" office:value="42960" table:style-name="ce101">
            <text:p><text:s text:c="3"/>42,960</text:p>
          </table:table-cell>
          <table:table-cell office:value-type="float" office:value="42167" table:style-name="ce101">
            <text:p><text:s text:c="3"/>42,167</text:p>
          </table:table-cell>
          <table:table-cell office:value-type="float" office:value="249" table:style-name="ce101">
            <text:p><text:s text:c="3"/>249</text:p>
          </table:table-cell>
          <table:table-cell office:value-type="float" office:value="181" table:style-name="ce101">
            <text:p><text:s text:c="3"/>181</text:p>
          </table:table-cell>
          <table:table-cell office:value-type="float" office:value="68" table:style-name="ce101">
            <text:p><text:s text:c="3"/>68</text:p>
          </table:table-cell>
          <table:table-cell office:value-type="float" office:value="544" table:style-name="ce101">
            <text:p><text:s text:c="3"/>544</text:p>
          </table:table-cell>
          <table:table-cell office:value-type="float" office:value="197" table:style-name="ce101">
            <text:p><text:s text:c="3"/>197</text:p>
          </table:table-cell>
          <table:table-cell office:value-type="float" office:value="347" table:style-name="ce101">
            <text:p><text:s text:c="3"/>347</text:p>
          </table:table-cell>
          <table:table-cell office:value-type="float" office:value="226" table:style-name="ce101">
            <text:p><text:s text:c="3"/>226</text:p>
          </table:table-cell>
          <table:table-cell office:value-type="float" office:value="225" table:style-name="ce101">
            <text:p><text:s text:c="3"/>225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48" table:style-name="ce53">
            <text:p><text:s text:c="3"/>43,648</text:p>
          </table:table-cell>
          <table:table-cell office:value-type="float" office:value="38499" table:style-name="ce54">
            <text:p><text:s text:c="3"/>38,499</text:p>
          </table:table-cell>
          <table:table-cell office:value-type="float" office:value="2590" table:style-name="ce53">
            <text:p><text:s text:c="3"/>2,590</text:p>
          </table:table-cell>
          <table:table-cell office:value-type="float" office:value="2511" table:style-name="ce53">
            <text:p><text:s text:c="3"/>2,511</text:p>
          </table:table-cell>
          <table:table-cell office:value-type="float" office:value="79" table:style-name="ce53">
            <text:p><text:s text:c="3"/>79</text:p>
          </table:table-cell>
          <table:table-cell office:value-type="float" office:value="2559" table:style-name="ce54">
            <text:p><text:s text:c="3"/>2,559</text:p>
          </table:table-cell>
          <table:table-cell office:value-type="float" office:value="2455" table:style-name="ce53">
            <text:p><text:s text:c="3"/>2,455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42960" table:style-name="ce105">
            <text:p><text:s text:c="3"/>42,960</text:p>
          </table:table-cell>
          <table:table-cell office:value-type="float" office:value="37816" table:style-name="ce105">
            <text:p><text:s text:c="3"/>37,816</text:p>
          </table:table-cell>
          <table:table-cell office:value-type="float" office:value="2589" table:style-name="ce105">
            <text:p><text:s text:c="3"/>2,589</text:p>
          </table:table-cell>
          <table:table-cell office:value-type="float" office:value="2510" table:style-name="ce105">
            <text:p><text:s text:c="3"/>2,510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2555" table:style-name="ce105">
            <text:p><text:s text:c="3"/>2,555</text:p>
          </table:table-cell>
          <table:table-cell office:value-type="float" office:value="2454" table:style-name="ce105">
            <text:p><text:s text:c="3"/>2,454</text:p>
          </table:table-cell>
          <table:table-cell office:value-type="float" office:value="101" table:style-name="ce105">
            <text:p><text:s text:c="3"/>101</text:p>
          </table:table-cell>
          <table:table-cell office:value-type="float" office:value="688" table:style-name="ce105">
            <text:p><text:s text:c="3"/>688</text:p>
          </table:table-cell>
          <table:table-cell office:value-type="float" office:value="683" table:style-name="ce105">
            <text:p><text:s text:c="3"/>68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6512" table:style-name="ce143">
            <text:p><text:s text:c="3"/>6,512</text:p>
          </table:table-cell>
          <table:table-cell office:value-type="float" office:value="6065" table:style-name="ce143">
            <text:p><text:s text:c="3"/>6,065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6452" table:style-name="ce113">
            <text:p><text:s text:c="3"/>6,452</text:p>
          </table:table-cell>
          <table:table-cell office:value-type="float" office:value="6005" table:style-name="ce113">
            <text:p><text:s text:c="3"/>6,005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45">
            <text:p><text:s text:c="3"/>3,240</text:p>
          </table:table-cell>
          <table:table-cell office:value-type="float" office:value="3172" table:style-name="ce145">
            <text:p><text:s text:c="3"/>3,172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3158" table:style-name="ce119">
            <text:p><text:s text:c="3"/>3,15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272" table:style-name="ce146">
            <text:p><text:s text:c="3"/>3,272</text:p>
          </table:table-cell>
          <table:table-cell office:value-type="float" office:value="2893" table:style-name="ce146">
            <text:p><text:s text:c="3"/>2,893</text:p>
          </table:table-cell>
          <table:table-cell office:value-type="float" office:value="199" table:style-name="ce146">
            <text:p><text:s text:c="3"/>199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2847" table:style-name="ce119">
            <text:p><text:s text:c="3"/>2,847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686" table:style-name="ce143">
            <text:p><text:s text:c="3"/>7,686</text:p>
          </table:table-cell>
          <table:table-cell office:value-type="float" office:value="7134" table:style-name="ce143">
            <text:p><text:s text:c="3"/>7,13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7636" table:style-name="ce113">
            <text:p><text:s text:c="3"/>7,636</text:p>
          </table:table-cell>
          <table:table-cell office:value-type="float" office:value="7084" table:style-name="ce113">
            <text:p><text:s text:c="3"/>7,084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45">
            <text:p><text:s text:c="3"/>3,834</text:p>
          </table:table-cell>
          <table:table-cell office:value-type="float" office:value="3751" table:style-name="ce145">
            <text:p><text:s text:c="3"/>3,751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818" table:style-name="ce119">
            <text:p><text:s text:c="3"/>3,818</text:p>
          </table:table-cell>
          <table:table-cell office:value-type="float" office:value="3735" table:style-name="ce119">
            <text:p><text:s text:c="3"/>3,73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3852" table:style-name="ce146">
            <text:p><text:s text:c="3"/>3,852</text:p>
          </table:table-cell>
          <table:table-cell office:value-type="float" office:value="3383" table:style-name="ce146">
            <text:p><text:s text:c="3"/>3,383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18" table:style-name="ce125">
            <text:p><text:s text:c="3"/>3,818</text:p>
          </table:table-cell>
          <table:table-cell office:value-type="float" office:value="3349" table:style-name="ce125">
            <text:p><text:s text:c="3"/>3,349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230" table:style-name="ce143">
            <text:p><text:s text:c="3"/>8,230</text:p>
          </table:table-cell>
          <table:table-cell office:value-type="float" office:value="7705" table:style-name="ce143">
            <text:p><text:s text:c="3"/>7,70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87" table:style-name="ce143">
            <text:p><text:s text:c="3"/>287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8146" table:style-name="ce119">
            <text:p><text:s text:c="3"/>8,146</text:p>
          </table:table-cell>
          <table:table-cell office:value-type="float" office:value="7622" table:style-name="ce119">
            <text:p><text:s text:c="3"/>7,622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45">
            <text:p><text:s text:c="3"/>4,093</text:p>
          </table:table-cell>
          <table:table-cell office:value-type="float" office:value="4027" table:style-name="ce145">
            <text:p><text:s text:c="3"/>4,02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4007" table:style-name="ce119">
            <text:p><text:s text:c="3"/>4,00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137" table:style-name="ce146">
            <text:p><text:s text:c="3"/>4,137</text:p>
          </table:table-cell>
          <table:table-cell office:value-type="float" office:value="3678" table:style-name="ce146">
            <text:p><text:s text:c="3"/>3,678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217" table:style-name="ce146">
            <text:p><text:s text:c="3"/>21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3615" table:style-name="ce125">
            <text:p><text:s text:c="3"/>3,615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14" table:style-name="ce143">
            <text:p><text:s text:c="3"/>8,114</text:p>
          </table:table-cell>
          <table:table-cell office:value-type="float" office:value="7582" table:style-name="ce143">
            <text:p><text:s text:c="3"/>7,582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1" table:style-name="ce143">
            <text:p><text:s text:c="3"/>291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8040" table:style-name="ce115">
            <text:p><text:s text:c="3"/>8,040</text:p>
          </table:table-cell>
          <table:table-cell office:value-type="float" office:value="7509" table:style-name="ce119">
            <text:p><text:s text:c="3"/>7,509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0" table:style-name="ce119">
            <text:p><text:s text:c="3"/>290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038" table:style-name="ce145">
            <text:p><text:s text:c="3"/>4,038</text:p>
          </table:table-cell>
          <table:table-cell office:value-type="float" office:value="3969" table:style-name="ce145">
            <text:p><text:s text:c="3"/>3,96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951" table:style-name="ce119">
            <text:p><text:s text:c="3"/>3,95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076" table:style-name="ce146">
            <text:p><text:s text:c="3"/>4,076</text:p>
          </table:table-cell>
          <table:table-cell office:value-type="float" office:value="3613" table:style-name="ce146">
            <text:p><text:s text:c="3"/>3,613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2" table:style-name="ce146">
            <text:p><text:s text:c="3"/>242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558" table:style-name="ce119">
            <text:p><text:s text:c="3"/>3,558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210" table:style-name="ce119">
            <text:p><text:s text:c="3"/>21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30" table:style-name="ce119">
            <text:p><text:s text:c="3"/>2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22" table:style-name="ce143">
            <text:p><text:s text:c="3"/>8,122</text:p>
          </table:table-cell>
          <table:table-cell office:value-type="float" office:value="7601" table:style-name="ce143">
            <text:p><text:s text:c="3"/>7,601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0" table:style-name="ce115">
            <text:p><text:s text:c="3"/>8,030</text:p>
          </table:table-cell>
          <table:table-cell office:value-type="float" office:value="7509" table:style-name="ce113">
            <text:p><text:s text:c="3"/>7,509</text:p>
          </table:table-cell>
          <table:table-cell office:value-type="float" office:value="247" table:style-name="ce113">
            <text:p><text:s text:c="3"/>247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1" table:style-name="ce145">
            <text:p><text:s text:c="3"/>4,031</text:p>
          </table:table-cell>
          <table:table-cell office:value-type="float" office:value="3961" table:style-name="ce145">
            <text:p><text:s text:c="3"/>3,961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4015" table:style-name="ce119">
            <text:p><text:s text:c="3"/>4,015</text:p>
          </table:table-cell>
          <table:table-cell office:value-type="float" office:value="3945" table:style-name="ce119">
            <text:p><text:s text:c="3"/>3,945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91" table:style-name="ce146">
            <text:p><text:s text:c="3"/>4,091</text:p>
          </table:table-cell>
          <table:table-cell office:value-type="float" office:value="3640" table:style-name="ce146">
            <text:p><text:s text:c="3"/>3,640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015" table:style-name="ce125">
            <text:p><text:s text:c="3"/>4,015</text:p>
          </table:table-cell>
          <table:table-cell office:value-type="float" office:value="3564" table:style-name="ce125">
            <text:p><text:s text:c="3"/>3,564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578" table:style-name="ce143">
            <text:p><text:s text:c="3"/>8,578</text:p>
          </table:table-cell>
          <table:table-cell office:value-type="float" office:value="8008" table:style-name="ce143">
            <text:p><text:s text:c="3"/>8,008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8458" table:style-name="ce121">
            <text:p><text:s text:c="3"/>8,458</text:p>
          </table:table-cell>
          <table:table-cell office:value-type="float" office:value="7889" table:style-name="ce119">
            <text:p><text:s text:c="3"/>7,889</text:p>
          </table:table-cell>
          <table:table-cell office:value-type="float" office:value="260" table:style-name="ce119">
            <text:p><text:s text:c="3"/>260</text:p>
          </table:table-cell>
          <table:table-cell office:value-type="float" office:value="244" table:style-name="ce119">
            <text:p><text:s text:c="3"/>24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9" table:style-name="ce119">
            <text:p><text:s text:c="3"/>309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253" table:style-name="ce145">
            <text:p><text:s text:c="3"/>4,253</text:p>
          </table:table-cell>
          <table:table-cell office:value-type="float" office:value="4170" table:style-name="ce145">
            <text:p><text:s text:c="3"/>4,170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4146" table:style-name="ce119">
            <text:p><text:s text:c="3"/>4,14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25" table:style-name="ce146">
            <text:p><text:s text:c="3"/>4,325</text:p>
          </table:table-cell>
          <table:table-cell office:value-type="float" office:value="3838" table:style-name="ce146">
            <text:p><text:s text:c="3"/>3,838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51" table:style-name="ce146">
            <text:p><text:s text:c="3"/>251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229" table:style-name="ce119">
            <text:p><text:s text:c="3"/>4,229</text:p>
          </table:table-cell>
          <table:table-cell office:value-type="float" office:value="3743" table:style-name="ce125">
            <text:p><text:s text:c="3"/>3,743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50" table:style-name="ce125">
            <text:p><text:s text:c="3"/>25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1.9006889997624139" table:style-name="ce152">
            <text:p>1.90</text:p>
          </table:table-cell>
          <table:table-cell office:value-type="float" office:value="2.600896860986547" table:style-name="ce152">
            <text:p>2.60</text:p>
          </table:table-cell>
          <table:table-cell office:value-type="float" office:value="-15.032679738562091" table:style-name="ce152">
            <text:p>–15.03</text:p>
          </table:table-cell>
          <table:table-cell office:value-type="float" office:value="-14.982578397212542" table:style-name="ce152">
            <text:p>–14.98</text:p>
          </table:table-cell>
          <table:table-cell office:value-type="float" office:value="-15.789473684210526" table:style-name="ce152">
            <text:p>–15.79</text:p>
          </table:table-cell>
          <table:table-cell office:value-type="float" office:value="0.97719869706840379" table:style-name="ce152">
            <text:p>0.98</text:p>
          </table:table-cell>
          <table:table-cell office:value-type="float" office:value="-0.38167938931297707" table:style-name="ce152">
            <text:p>–0.38</text:p>
          </table:table-cell>
          <table:table-cell office:value-type="float" office:value="8.8888888888888893" table:style-name="ce152">
            <text:p>8.89</text:p>
          </table:table-cell>
          <table:table-cell office:value-type="float" office:value="1.390553824023016" table:style-name="ce152">
            <text:p>1.39</text:p>
          </table:table-cell>
          <table:table-cell office:value-type="float" office:value="2.0569210866752909" table:style-name="ce152">
            <text:p>2.06</text:p>
          </table:table-cell>
          <table:table-cell office:value-type="float" office:value="-15.032679738562091" table:style-name="ce152">
            <text:p>–15.03</text:p>
          </table:table-cell>
          <table:table-cell office:value-type="float" office:value="-14.982578397212542" table:style-name="ce152">
            <text:p>–14.98</text:p>
          </table:table-cell>
          <table:table-cell office:value-type="float" office:value="-15.789473684210526" table:style-name="ce152">
            <text:p>–15.79</text:p>
          </table:table-cell>
          <table:table-cell office:value-type="float" office:value="0.98039215686274506" table:style-name="ce152">
            <text:p>0.98</text:p>
          </table:table-cell>
          <table:table-cell office:value-type="float" office:value="-0.38167938931297707" table:style-name="ce152">
            <text:p>–0.38</text:p>
          </table:table-cell>
          <table:table-cell office:value-type="float" office:value="9.0909090909090917" table:style-name="ce152">
            <text:p>9.09</text:p>
          </table:table-cell>
          <table:table-cell office:value-type="float" office:value="57.894736842105267" table:style-name="ce152">
            <text:p>57.89</text:p>
          </table:table-cell>
          <table:table-cell office:value-type="float" office:value="58.666666666666664" table:style-name="ce152">
            <text:p>58.67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float" office:value="0" table:style-name="ce152">
            <text:p>—</text:p>
          </table:table-cell>
          <table:table-cell office:value-type="string" table:style-name="ce152">
            <text:p>--</text:p>
          </table:table-cell>
          <table:table-cell office:value-type="float" office:value="0" table:style-name="ce152">
            <text:p>—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.3342863950440791" table:style-name="ce154">
            <text:p>1.33</text:p>
          </table:table-cell>
          <table:table-cell office:value-type="float" office:value="1.2627489072365226" table:style-name="ce154">
            <text:p>1.26</text:p>
          </table:table-cell>
          <table:table-cell office:value-type="float" office:value="-20" table:style-name="ce154">
            <text:p>–20.00</text:p>
          </table:table-cell>
          <table:table-cell office:value-type="float" office:value="-19.047619047619047" table:style-name="ce154">
            <text:p>–19.05</text:p>
          </table:table-cell>
          <table:table-cell office:value-type="float" office:value="-22.222222222222221" table:style-name="ce154">
            <text:p>–22.22</text:p>
          </table:table-cell>
          <table:table-cell office:value-type="float" office:value="20.408163265306122" table:style-name="ce154">
            <text:p>20.41</text:p>
          </table:table-cell>
          <table:table-cell office:value-type="float" office:value="11.111111111111111" table:style-name="ce154">
            <text:p>11.11</text:p>
          </table:table-cell>
          <table:table-cell office:value-type="float" office:value="25.806451612903224" table:style-name="ce154">
            <text:p>25.81</text:p>
          </table:table-cell>
          <table:table-cell office:value-type="float" office:value="1.390553824023016" table:style-name="ce154">
            <text:p>1.39</text:p>
          </table:table-cell>
          <table:table-cell office:value-type="float" office:value="1.3196480938416422" table:style-name="ce154">
            <text:p>1.32</text:p>
          </table:table-cell>
          <table:table-cell office:value-type="float" office:value="-20" table:style-name="ce154">
            <text:p>–20.00</text:p>
          </table:table-cell>
          <table:table-cell office:value-type="float" office:value="-19.047619047619047" table:style-name="ce154">
            <text:p>–19.05</text:p>
          </table:table-cell>
          <table:table-cell office:value-type="float" office:value="-22.222222222222221" table:style-name="ce154">
            <text:p>–22.22</text:p>
          </table:table-cell>
          <table:table-cell office:value-type="float" office:value="20.408163265306122" table:style-name="ce154">
            <text:p>20.41</text:p>
          </table:table-cell>
          <table:table-cell office:value-type="float" office:value="11.111111111111111" table:style-name="ce154">
            <text:p>11.11</text:p>
          </table:table-cell>
          <table:table-cell office:value-type="float" office:value="25.806451612903224" table:style-name="ce154">
            <text:p>25.81</text:p>
          </table:table-cell>
          <table:table-cell office:value-type="float" office:value="-7.6923076923076925" table:style-name="ce154">
            <text:p>–7.69</text:p>
          </table:table-cell>
          <table:table-cell office:value-type="float" office:value="-7.6923076923076925" table:style-name="ce154">
            <text:p>–7.69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2.4638711205875383" table:style-name="ce156">
            <text:p>2.46</text:p>
          </table:table-cell>
          <table:table-cell office:value-type="float" office:value="4.0954705722809877" table:style-name="ce156">
            <text:p>4.10</text:p>
          </table:table-cell>
          <table:table-cell office:value-type="float" office:value="-14.492753623188406" table:style-name="ce156">
            <text:p>–14.49</text:p>
          </table:table-cell>
          <table:table-cell office:value-type="float" office:value="-14.661654135338345" table:style-name="ce156">
            <text:p>–14.66</text:p>
          </table:table-cell>
          <table:table-cell office:value-type="float" office:value="-10" table:style-name="ce156">
            <text:p>–10.00</text:p>
          </table:table-cell>
          <table:table-cell office:value-type="float" office:value="-2.7131782945736433" table:style-name="ce156">
            <text:p>–2.71</text:p>
          </table:table-cell>
          <table:table-cell office:value-type="float" office:value="-1.2295081967213115" table:style-name="ce156">
            <text:p>–1.23</text:p>
          </table:table-cell>
          <table:table-cell office:value-type="float" office:value="-28.571428571428569" table:style-name="ce156">
            <text:p>–28.57</text:p>
          </table:table-cell>
          <table:table-cell office:value-type="float" office:value="1.390553824023016" table:style-name="ce156">
            <text:p>1.39</text:p>
          </table:table-cell>
          <table:table-cell office:value-type="float" office:value="2.886201209455745" table:style-name="ce156">
            <text:p>2.89</text:p>
          </table:table-cell>
          <table:table-cell office:value-type="float" office:value="-14.492753623188406" table:style-name="ce156">
            <text:p>–14.49</text:p>
          </table:table-cell>
          <table:table-cell office:value-type="float" office:value="-14.661654135338345" table:style-name="ce156">
            <text:p>–14.66</text:p>
          </table:table-cell>
          <table:table-cell office:value-type="float" office:value="-10" table:style-name="ce156">
            <text:p>–10.00</text:p>
          </table:table-cell>
          <table:table-cell office:value-type="float" office:value="-2.7237354085603114" table:style-name="ce156">
            <text:p>–2.72</text:p>
          </table:table-cell>
          <table:table-cell office:value-type="float" office:value="-1.2295081967213115" table:style-name="ce156">
            <text:p>–1.23</text:p>
          </table:table-cell>
          <table:table-cell office:value-type="float" office:value="-30.76923076923077" table:style-name="ce156">
            <text:p>–30.77</text:p>
          </table:table-cell>
          <table:table-cell office:value-type="float" office:value="92" table:style-name="ce156">
            <text:p>92.00</text:p>
          </table:table-cell>
          <table:table-cell office:value-type="float" office:value="93.877551020408163" table:style-name="ce156">
            <text:p>93.88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5.6143806944102437" table:style-name="ce159">
            <text:p>5.61</text:p>
          </table:table-cell>
          <table:table-cell office:value-type="float" office:value="5.3545586107091179" table:style-name="ce159">
            <text:p>5.35</text:p>
          </table:table-cell>
          <table:table-cell office:value-type="float" office:value="5.2631578947368416" table:style-name="ce159">
            <text:p>5.26</text:p>
          </table:table-cell>
          <table:table-cell office:value-type="float" office:value="2.5210084033613445" table:style-name="ce159">
            <text:p>2.52</text:p>
          </table:table-cell>
          <table:table-cell office:value-type="float" office:value="77.777777777777786" table:style-name="ce159">
            <text:p>77.78</text:p>
          </table:table-cell>
          <table:table-cell office:value-type="float" office:value="13.138686131386862" table:style-name="ce159">
            <text:p>13.14</text:p>
          </table:table-cell>
          <table:table-cell office:value-type="float" office:value="8.2987551867219906" table:style-name="ce159">
            <text:p>8.30</text:p>
          </table:table-cell>
          <table:table-cell office:value-type="float" office:value="48.484848484848484" table:style-name="ce159">
            <text:p>48.48</text:p>
          </table:table-cell>
          <table:table-cell office:value-type="float" office:value="5.3300124533001245" table:style-name="ce159">
            <text:p>5.33</text:p>
          </table:table-cell>
          <table:table-cell office:value-type="float" office:value="5.06059395392196" table:style-name="ce159">
            <text:p>5.06</text:p>
          </table:table-cell>
          <table:table-cell office:value-type="float" office:value="5.2631578947368416" table:style-name="ce159">
            <text:p>5.26</text:p>
          </table:table-cell>
          <table:table-cell office:value-type="float" office:value="2.5210084033613445" table:style-name="ce159">
            <text:p>2.52</text:p>
          </table:table-cell>
          <table:table-cell office:value-type="float" office:value="77.777777777777786" table:style-name="ce159">
            <text:p>77.78</text:p>
          </table:table-cell>
          <table:table-cell office:value-type="float" office:value="12.773722627737227" table:style-name="ce159">
            <text:p>12.77</text:p>
          </table:table-cell>
          <table:table-cell office:value-type="float" office:value="8.2987551867219906" table:style-name="ce159">
            <text:p>8.30</text:p>
          </table:table-cell>
          <table:table-cell office:value-type="float" office:value="45.454545454545453" table:style-name="ce159">
            <text:p>45.45</text:p>
          </table:table-cell>
          <table:table-cell office:value-type="float" office:value="30.434782608695656" table:style-name="ce159">
            <text:p>30.43</text:p>
          </table:table-cell>
          <table:table-cell office:value-type="float" office:value="29.347826086956523" table:style-name="ce159">
            <text:p>29.35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5.5073182833043912" table:style-name="ce154">
            <text:p>5.51</text:p>
          </table:table-cell>
          <table:table-cell office:value-type="float" office:value="5.2764453420853323" table:style-name="ce154">
            <text:p>5.28</text:p>
          </table:table-cell>
          <table:table-cell office:value-type="float" office:value="20" table:style-name="ce154">
            <text:p>20.00</text:p>
          </table:table-cell>
          <table:table-cell office:value-type="float" office:value="13.333333333333334" table:style-name="ce154">
            <text:p>13.33</text:p>
          </table:table-cell>
          <table:table-cell office:value-type="float" office:value="40" table:style-name="ce154">
            <text:p>40.00</text:p>
          </table:table-cell>
          <table:table-cell office:value-type="float" office:value="18" table:style-name="ce154">
            <text:p>18.00</text:p>
          </table:table-cell>
          <table:table-cell office:value-type="float" office:value="-9.0909090909090917" table:style-name="ce154">
            <text:p>–9.09</text:p>
          </table:table-cell>
          <table:table-cell office:value-type="float" office:value="39.285714285714285" table:style-name="ce154">
            <text:p>39.29</text:p>
          </table:table-cell>
          <table:table-cell office:value-type="float" office:value="5.3300124533001245" table:style-name="ce154">
            <text:p>5.33</text:p>
          </table:table-cell>
          <table:table-cell office:value-type="float" office:value="5.0950570342205319" table:style-name="ce154">
            <text:p>5.10</text:p>
          </table:table-cell>
          <table:table-cell office:value-type="float" office:value="20" table:style-name="ce154">
            <text:p>20.00</text:p>
          </table:table-cell>
          <table:table-cell office:value-type="float" office:value="13.333333333333334" table:style-name="ce154">
            <text:p>13.33</text:p>
          </table:table-cell>
          <table:table-cell office:value-type="float" office:value="40" table:style-name="ce154">
            <text:p>40.00</text:p>
          </table:table-cell>
          <table:table-cell office:value-type="float" office:value="18" table:style-name="ce154">
            <text:p>18.00</text:p>
          </table:table-cell>
          <table:table-cell office:value-type="float" office:value="-9.0909090909090917" table:style-name="ce154">
            <text:p>–9.09</text:p>
          </table:table-cell>
          <table:table-cell office:value-type="float" office:value="39.285714285714285" table:style-name="ce154">
            <text:p>39.29</text:p>
          </table:table-cell>
          <table:table-cell office:value-type="float" office:value="50" table:style-name="ce154">
            <text:p>50.00</text:p>
          </table:table-cell>
          <table:table-cell office:value-type="float" office:value="50" table:style-name="ce154">
            <text:p>50.00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5.7198728917135178" table:style-name="ce156">
            <text:p>5.72</text:p>
          </table:table-cell>
          <table:table-cell office:value-type="float" office:value="5.4395604395604398" table:style-name="ce156">
            <text:p>5.44</text:p>
          </table:table-cell>
          <table:table-cell office:value-type="float" office:value="3.9647577092511015" table:style-name="ce156">
            <text:p>3.96</text:p>
          </table:table-cell>
          <table:table-cell office:value-type="float" office:value="1.7937219730941705" table:style-name="ce156">
            <text:p>1.79</text:p>
          </table:table-cell>
          <table:table-cell office:value-type="float" office:value="125" table:style-name="ce156">
            <text:p>125.00</text:p>
          </table:table-cell>
          <table:table-cell office:value-type="float" office:value="12.053571428571429" table:style-name="ce156">
            <text:p>12.05</text:p>
          </table:table-cell>
          <table:table-cell office:value-type="float" office:value="10.045662100456621" table:style-name="ce156">
            <text:p>10.05</text:p>
          </table:table-cell>
          <table:table-cell office:value-type="float" office:value="100" table:style-name="ce156">
            <text:p>100.00</text:p>
          </table:table-cell>
          <table:table-cell office:value-type="float" office:value="5.3300124533001245" table:style-name="ce156">
            <text:p>5.33</text:p>
          </table:table-cell>
          <table:table-cell office:value-type="float" office:value="5.0224466891133561" table:style-name="ce156">
            <text:p>5.02</text:p>
          </table:table-cell>
          <table:table-cell office:value-type="float" office:value="3.9647577092511015" table:style-name="ce156">
            <text:p>3.96</text:p>
          </table:table-cell>
          <table:table-cell office:value-type="float" office:value="1.7937219730941705" table:style-name="ce156">
            <text:p>1.79</text:p>
          </table:table-cell>
          <table:table-cell office:value-type="float" office:value="125" table:style-name="ce156">
            <text:p>125.00</text:p>
          </table:table-cell>
          <table:table-cell office:value-type="float" office:value="11.607142857142858" table:style-name="ce156">
            <text:p>11.61</text:p>
          </table:table-cell>
          <table:table-cell office:value-type="float" office:value="10.045662100456621" table:style-name="ce156">
            <text:p>10.05</text:p>
          </table:table-cell>
          <table:table-cell office:value-type="float" office:value="80" table:style-name="ce156">
            <text:p>80.00</text:p>
          </table:table-cell>
          <table:table-cell office:value-type="float" office:value="26.315789473684209" table:style-name="ce156">
            <text:p>26.32</text:p>
          </table:table-cell>
          <table:table-cell office:value-type="float" office:value="25" table:style-name="ce156">
            <text:p>25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0年12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 table:style-name="ce50"/>
        </table:table-row>
        <table:table-row table:number-rows-repeated="1048380" table:style-name="ro11">
          <table:table-cell table:number-columns-repeated="16384"/>
        </table:table-row>
        <table:named-expressions>
          <table:named-range table:name="Print_Area" table:cell-range-address="09離-年月別.$A$1:09離-年月別.$Z$195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11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8578" table:style-name="ce67">
            <text:p><text:s text:c="3"/>8,578</text:p>
          </table:table-cell>
          <table:table-cell office:value-type="float" office:value="8008" table:style-name="ce67">
            <text:p><text:s text:c="3"/>8,008</text:p>
          </table:table-cell>
          <table:table-cell office:value-type="float" office:value="260" table:style-name="ce67">
            <text:p><text:s text:c="3"/>260</text:p>
          </table:table-cell>
          <table:table-cell office:value-type="float" office:value="244" table:style-name="ce67">
            <text:p><text:s text:c="3"/>244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310" table:style-name="ce67">
            <text:p><text:s text:c="3"/>310</text:p>
          </table:table-cell>
          <table:table-cell office:value-type="float" office:value="261" table:style-name="ce67">
            <text:p><text:s text:c="3"/>261</text:p>
          </table:table-cell>
          <table:table-cell office:value-type="float" office:value="49" table:style-name="ce67">
            <text:p><text:s text:c="3"/>49</text:p>
          </table:table-cell>
          <table:table-cell office:value-type="float" office:value="8458" table:style-name="ce67">
            <text:p><text:s text:c="3"/>8,458</text:p>
          </table:table-cell>
          <table:table-cell office:value-type="float" office:value="7889" table:style-name="ce65">
            <text:p><text:s text:c="3"/>7,889</text:p>
          </table:table-cell>
          <table:table-cell office:value-type="float" office:value="260" table:style-name="ce65">
            <text:p><text:s text:c="3"/>260</text:p>
          </table:table-cell>
          <table:table-cell office:value-type="float" office:value="244" table:style-name="ce65">
            <text:p><text:s text:c="3"/>24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09" table:style-name="ce65">
            <text:p><text:s text:c="3"/>309</text:p>
          </table:table-cell>
          <table:table-cell office:value-type="float" office:value="261" table:style-name="ce65">
            <text:p><text:s text:c="3"/>261</text:p>
          </table:table-cell>
          <table:table-cell office:value-type="float" office:value="48" table:style-name="ce65">
            <text:p><text:s text:c="3"/>48</text:p>
          </table:table-cell>
          <table:table-cell office:value-type="float" office:value="120" table:style-name="ce67">
            <text:p><text:s text:c="3"/>120</text:p>
          </table:table-cell>
          <table:table-cell office:value-type="float" office:value="119" table:style-name="ce65">
            <text:p><text:s text:c="3"/>119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253" table:style-name="ce43">
            <text:p><text:s text:c="3"/>4,253</text:p>
          </table:table-cell>
          <table:table-cell office:value-type="float" office:value="4170" table:style-name="ce43">
            <text:p><text:s text:c="3"/>4,170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4229" table:style-name="ce43">
            <text:p><text:s text:c="3"/>4,229</text:p>
          </table:table-cell>
          <table:table-cell office:value-type="float" office:value="4146" table:style-name="ce47">
            <text:p><text:s text:c="3"/>4,14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25" table:style-name="ce53">
            <text:p><text:s text:c="3"/>4,325</text:p>
          </table:table-cell>
          <table:table-cell office:value-type="float" office:value="3838" table:style-name="ce53">
            <text:p><text:s text:c="3"/>3,838</text:p>
          </table:table-cell>
          <table:table-cell office:value-type="float" office:value="236" table:style-name="ce53">
            <text:p><text:s text:c="3"/>236</text:p>
          </table:table-cell>
          <table:table-cell office:value-type="float" office:value="227" table:style-name="ce53">
            <text:p><text:s text:c="3"/>227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51" table:style-name="ce53">
            <text:p><text:s text:c="3"/>251</text:p>
          </table:table-cell>
          <table:table-cell office:value-type="float" office:value="241" table:style-name="ce53">
            <text:p><text:s text:c="3"/>241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4229" table:style-name="ce53">
            <text:p><text:s text:c="3"/>4,229</text:p>
          </table:table-cell>
          <table:table-cell office:value-type="float" office:value="3743" table:style-name="ce57">
            <text:p><text:s text:c="3"/>3,743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227" table:style-name="ce57">
            <text:p><text:s text:c="3"/>22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50" table:style-name="ce57">
            <text:p><text:s text:c="3"/>250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96" table:style-name="ce53">
            <text:p><text:s text:c="3"/>96</text:p>
          </table:table-cell>
          <table:table-cell office:value-type="float" office:value="95" table:style-name="ce57">
            <text:p><text:s text:c="3"/>9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516" table:style-name="ce43">
            <text:p><text:s text:c="3"/>1,516</text:p>
          </table:table-cell>
          <table:table-cell office:value-type="float" office:value="1424" table:style-name="ce43">
            <text:p><text:s text:c="3"/>1,424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506" table:style-name="ce43">
            <text:p><text:s text:c="3"/>1,506</text:p>
          </table:table-cell>
          <table:table-cell office:value-type="float" office:value="1414" table:style-name="ce47">
            <text:p><text:s text:c="3"/>1,41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40" table:style-name="ce67">
            <text:p><text:s text:c="3"/>40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55" table:style-name="ce43">
            <text:p><text:s text:c="3"/>755</text:p>
          </table:table-cell>
          <table:table-cell office:value-type="float" office:value="740" table:style-name="ce43">
            <text:p><text:s text:c="3"/>74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753" table:style-name="ce43">
            <text:p><text:s text:c="3"/>753</text:p>
          </table:table-cell>
          <table:table-cell office:value-type="float" office:value="738" table:style-name="ce43">
            <text:p><text:s text:c="3"/>73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761" table:style-name="ce53">
            <text:p><text:s text:c="3"/>761</text:p>
          </table:table-cell>
          <table:table-cell office:value-type="float" office:value="684" table:style-name="ce53">
            <text:p><text:s text:c="3"/>68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753" table:style-name="ce53">
            <text:p><text:s text:c="3"/>753</text:p>
          </table:table-cell>
          <table:table-cell office:value-type="float" office:value="676" table:style-name="ce53">
            <text:p><text:s text:c="3"/>676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6" table:style-name="ce53">
            <text:p><text:s text:c="3"/>36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804" table:style-name="ce43">
            <text:p><text:s text:c="3"/>804</text:p>
          </table:table-cell>
          <table:table-cell office:value-type="float" office:value="747" table:style-name="ce43">
            <text:p><text:s text:c="3"/>74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794" table:style-name="ce43">
            <text:p><text:s text:c="3"/>794</text:p>
          </table:table-cell>
          <table:table-cell office:value-type="float" office:value="738" table:style-name="ce43">
            <text:p><text:s text:c="3"/>73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97" table:style-name="ce43">
            <text:p><text:s text:c="3"/>397</text:p>
          </table:table-cell>
          <table:table-cell office:value-type="float" office:value="375" table:style-name="ce43">
            <text:p><text:s text:c="3"/>37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97" table:style-name="ce43">
            <text:p><text:s text:c="3"/>397</text:p>
          </table:table-cell>
          <table:table-cell office:value-type="float" office:value="375" table:style-name="ce43">
            <text:p><text:s text:c="3"/>37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07" table:style-name="ce53">
            <text:p><text:s text:c="3"/>407</text:p>
          </table:table-cell>
          <table:table-cell office:value-type="float" office:value="372" table:style-name="ce53">
            <text:p><text:s text:c="3"/>372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0" table:style-name="ce53">
            <text:p>—</text:p>
          </table:table-cell>
          <table:table-cell office:value-type="float" office:value="16" table:style-name="ce53">
            <text:p><text:s text:c="3"/>16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97" table:style-name="ce53">
            <text:p><text:s text:c="3"/>397</text:p>
          </table:table-cell>
          <table:table-cell office:value-type="float" office:value="363" table:style-name="ce53">
            <text:p><text:s text:c="3"/>36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0" table:style-name="ce53">
            <text:p>—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012" table:style-name="ce43">
            <text:p><text:s text:c="3"/>1,012</text:p>
          </table:table-cell>
          <table:table-cell office:value-type="float" office:value="939" table:style-name="ce43">
            <text:p><text:s text:c="3"/>939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08" table:style-name="ce43">
            <text:p><text:s text:c="3"/>1,008</text:p>
          </table:table-cell>
          <table:table-cell office:value-type="float" office:value="935" table:style-name="ce43">
            <text:p><text:s text:c="3"/>93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504" table:style-name="ce43">
            <text:p><text:s text:c="3"/>504</text:p>
          </table:table-cell>
          <table:table-cell office:value-type="float" office:value="500" table:style-name="ce43">
            <text:p><text:s text:c="3"/>50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04" table:style-name="ce43">
            <text:p><text:s text:c="3"/>504</text:p>
          </table:table-cell>
          <table:table-cell office:value-type="float" office:value="500" table:style-name="ce43">
            <text:p><text:s text:c="3"/>50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08" table:style-name="ce53">
            <text:p><text:s text:c="3"/>508</text:p>
          </table:table-cell>
          <table:table-cell office:value-type="float" office:value="439" table:style-name="ce53">
            <text:p><text:s text:c="3"/>439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504" table:style-name="ce53">
            <text:p><text:s text:c="3"/>504</text:p>
          </table:table-cell>
          <table:table-cell office:value-type="float" office:value="435" table:style-name="ce53">
            <text:p><text:s text:c="3"/>435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1046" table:style-name="ce43">
            <text:p><text:s text:c="3"/>1,046</text:p>
          </table:table-cell>
          <table:table-cell office:value-type="float" office:value="986" table:style-name="ce43">
            <text:p><text:s text:c="3"/>986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026" table:style-name="ce43">
            <text:p><text:s text:c="3"/>1,026</text:p>
          </table:table-cell>
          <table:table-cell office:value-type="float" office:value="966" table:style-name="ce43">
            <text:p><text:s text:c="3"/>96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521" table:style-name="ce43">
            <text:p><text:s text:c="3"/>521</text:p>
          </table:table-cell>
          <table:table-cell office:value-type="float" office:value="511" table:style-name="ce43">
            <text:p><text:s text:c="3"/>51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13" table:style-name="ce43">
            <text:p><text:s text:c="3"/>513</text:p>
          </table:table-cell>
          <table:table-cell office:value-type="float" office:value="503" table:style-name="ce43">
            <text:p><text:s text:c="3"/>50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25" table:style-name="ce53">
            <text:p><text:s text:c="3"/>525</text:p>
          </table:table-cell>
          <table:table-cell office:value-type="float" office:value="475" table:style-name="ce53">
            <text:p><text:s text:c="3"/>475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0" table:style-name="ce53">
            <text:p>—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513" table:style-name="ce53">
            <text:p><text:s text:c="3"/>513</text:p>
          </table:table-cell>
          <table:table-cell office:value-type="float" office:value="463" table:style-name="ce53">
            <text:p><text:s text:c="3"/>463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0" table:style-name="ce53">
            <text:p>—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618" table:style-name="ce43">
            <text:p><text:s text:c="3"/>618</text:p>
          </table:table-cell>
          <table:table-cell office:value-type="float" office:value="585" table:style-name="ce43">
            <text:p><text:s text:c="3"/>58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4" table:style-name="ce43">
            <text:p><text:s text:c="3"/>604</text:p>
          </table:table-cell>
          <table:table-cell office:value-type="float" office:value="571" table:style-name="ce43">
            <text:p><text:s text:c="3"/>57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302" table:style-name="ce43">
            <text:p><text:s text:c="3"/>302</text:p>
          </table:table-cell>
          <table:table-cell office:value-type="float" office:value="298" table:style-name="ce43">
            <text:p><text:s text:c="3"/>29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02" table:style-name="ce43">
            <text:p><text:s text:c="3"/>302</text:p>
          </table:table-cell>
          <table:table-cell office:value-type="float" office:value="298" table:style-name="ce43">
            <text:p><text:s text:c="3"/>29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316" table:style-name="ce53">
            <text:p><text:s text:c="3"/>316</text:p>
          </table:table-cell>
          <table:table-cell office:value-type="float" office:value="287" table:style-name="ce53">
            <text:p><text:s text:c="3"/>287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302" table:style-name="ce53">
            <text:p><text:s text:c="3"/>302</text:p>
          </table:table-cell>
          <table:table-cell office:value-type="float" office:value="273" table:style-name="ce53">
            <text:p><text:s text:c="3"/>273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1054" table:style-name="ce43">
            <text:p><text:s text:c="3"/>1,054</text:p>
          </table:table-cell>
          <table:table-cell office:value-type="float" office:value="986" table:style-name="ce43">
            <text:p><text:s text:c="3"/>986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032" table:style-name="ce43">
            <text:p><text:s text:c="3"/>1,032</text:p>
          </table:table-cell>
          <table:table-cell office:value-type="float" office:value="964" table:style-name="ce43">
            <text:p><text:s text:c="3"/>96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520" table:style-name="ce43">
            <text:p><text:s text:c="3"/>520</text:p>
          </table:table-cell>
          <table:table-cell office:value-type="float" office:value="513" table:style-name="ce43">
            <text:p><text:s text:c="3"/>51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16" table:style-name="ce43">
            <text:p><text:s text:c="3"/>516</text:p>
          </table:table-cell>
          <table:table-cell office:value-type="float" office:value="509" table:style-name="ce43">
            <text:p><text:s text:c="3"/>509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534" table:style-name="ce53">
            <text:p><text:s text:c="3"/>534</text:p>
          </table:table-cell>
          <table:table-cell office:value-type="float" office:value="473" table:style-name="ce53">
            <text:p><text:s text:c="3"/>473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516" table:style-name="ce53">
            <text:p><text:s text:c="3"/>516</text:p>
          </table:table-cell>
          <table:table-cell office:value-type="float" office:value="455" table:style-name="ce53">
            <text:p><text:s text:c="3"/>455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492" table:style-name="ce183">
            <text:p><text:s text:c="3"/>2,492</text:p>
          </table:table-cell>
          <table:table-cell office:value-type="float" office:value="2309" table:style-name="ce183">
            <text:p><text:s text:c="3"/>2,309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3" table:style-name="ce43">
            <text:p><text:s text:c="3"/>113</text:p>
          </table:table-cell>
          <table:table-cell office:value-type="float" office:value="105" table:style-name="ce183">
            <text:p><text:s text:c="3"/>10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452" table:style-name="ce183">
            <text:p><text:s text:c="3"/>2,452</text:p>
          </table:table-cell>
          <table:table-cell office:value-type="float" office:value="2269" table:style-name="ce183">
            <text:p><text:s text:c="3"/>2,269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3" table:style-name="ce183">
            <text:p><text:s text:c="3"/>113</text:p>
          </table:table-cell>
          <table:table-cell office:value-type="float" office:value="105" table:style-name="ce183">
            <text:p><text:s text:c="3"/>10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40" table:style-name="ce183">
            <text:p><text:s text:c="3"/>40</text:p>
          </table:table-cell>
          <table:table-cell office:value-type="float" office:value="40" table:style-name="ce183">
            <text:p><text:s text:c="3"/>4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236" table:style-name="ce185">
            <text:p><text:s text:c="3"/>1,236</text:p>
          </table:table-cell>
          <table:table-cell office:value-type="float" office:value="1215" table:style-name="ce185">
            <text:p><text:s text:c="3"/>1,215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226" table:style-name="ce185">
            <text:p><text:s text:c="3"/>1,226</text:p>
          </table:table-cell>
          <table:table-cell office:value-type="float" office:value="1205" table:style-name="ce185">
            <text:p><text:s text:c="3"/>1,205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5" table:style-name="ce185">
            <text:p><text:s text:c="3"/>1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256" table:style-name="ce187">
            <text:p><text:s text:c="3"/>1,256</text:p>
          </table:table-cell>
          <table:table-cell office:value-type="float" office:value="1094" table:style-name="ce187">
            <text:p><text:s text:c="3"/>1,094</text:p>
          </table:table-cell>
          <table:table-cell office:value-type="float" office:value="64" table:style-name="ce187">
            <text:p><text:s text:c="3"/>64</text:p>
          </table:table-cell>
          <table:table-cell office:value-type="float" office:value="63" table:style-name="ce187">
            <text:p><text:s text:c="3"/>6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98" table:style-name="ce53">
            <text:p><text:s text:c="3"/>98</text:p>
          </table:table-cell>
          <table:table-cell office:value-type="float" office:value="98" table:style-name="ce187">
            <text:p><text:s text:c="3"/>98</text:p>
          </table:table-cell>
          <table:table-cell office:value-type="float" office:value="0" table:style-name="ce187">
            <text:p>—</text:p>
          </table:table-cell>
          <table:table-cell office:value-type="float" office:value="1226" table:style-name="ce187">
            <text:p><text:s text:c="3"/>1,226</text:p>
          </table:table-cell>
          <table:table-cell office:value-type="float" office:value="1064" table:style-name="ce187">
            <text:p><text:s text:c="3"/>1,064</text:p>
          </table:table-cell>
          <table:table-cell office:value-type="float" office:value="64" table:style-name="ce187">
            <text:p><text:s text:c="3"/>64</text:p>
          </table:table-cell>
          <table:table-cell office:value-type="float" office:value="63" table:style-name="ce187">
            <text:p><text:s text:c="3"/>6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98" table:style-name="ce187">
            <text:p><text:s text:c="3"/>98</text:p>
          </table:table-cell>
          <table:table-cell office:value-type="float" office:value="98" table:style-name="ce187">
            <text:p><text:s text:c="3"/>98</text:p>
          </table:table-cell>
          <table:table-cell office:value-type="float" office:value="0" table:style-name="ce187">
            <text:p>—</text:p>
          </table:table-cell>
          <table:table-cell office:value-type="float" office:value="30" table:style-name="ce187">
            <text:p><text:s text:c="3"/>30</text:p>
          </table:table-cell>
          <table:table-cell office:value-type="float" office:value="30" table:style-name="ce187">
            <text:p><text:s text:c="3"/>30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373" table:style-name="ce119">
            <text:p><text:s text:c="3"/>37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0" table:style-name="ce119">
            <text:p><text:s text:c="3"/>400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00" table:style-name="ce119">
            <text:p><text:s text:c="3"/>200</text:p>
          </table:table-cell>
          <table:table-cell office:value-type="float" office:value="197" table:style-name="ce119">
            <text:p><text:s text:c="3"/>19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00" table:style-name="ce125">
            <text:p><text:s text:c="3"/>200</text:p>
          </table:table-cell>
          <table:table-cell office:value-type="float" office:value="174" table:style-name="ce125">
            <text:p><text:s text:c="3"/>17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200" table:style-name="ce125">
            <text:p><text:s text:c="3"/>200</text:p>
          </table:table-cell>
          <table:table-cell office:value-type="float" office:value="174" table:style-name="ce125">
            <text:p><text:s text:c="3"/>17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142" table:style-name="ce119">
            <text:p><text:s text:c="3"/>14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204" table:style-name="ce113">
            <text:p><text:s text:c="3"/>20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0" table:style-name="ce113">
            <text:p>—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320" table:style-name="ce119">
            <text:p><text:s text:c="3"/>320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298" table:style-name="ce119">
            <text:p><text:s text:c="3"/>298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49" table:style-name="ce119">
            <text:p><text:s text:c="3"/>149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49" table:style-name="ce125">
            <text:p><text:s text:c="3"/>149</text:p>
          </table:table-cell>
          <table:table-cell office:value-type="float" office:value="130" table:style-name="ce125">
            <text:p><text:s text:c="3"/>13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122" table:style-name="ce119">
            <text:p><text:s text:c="3"/>12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76" table:style-name="ce119">
            <text:p><text:s text:c="3"/>176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4" table:style-name="ce119">
            <text:p><text:s text:c="3"/>1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67">
            <text:p><text:s text:c="3"/>32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0年12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8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1月止</text:p>
          </table:table-cell>
          <table:table-cell office:value-type="string" table:style-name="ce142">
            <text:p>計</text:p>
          </table:table-cell>
          <table:table-cell office:value-type="float" office:value="86834" table:style-name="ce67">
            <text:p><text:s text:c="3"/>86,834</text:p>
          </table:table-cell>
          <table:table-cell office:value-type="float" office:value="80891" table:style-name="ce67">
            <text:p><text:s text:c="3"/>80,891</text:p>
          </table:table-cell>
          <table:table-cell office:value-type="float" office:value="80880" table:style-name="ce67">
            <text:p><text:s text:c="3"/>80,880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692" table:style-name="ce67">
            <text:p><text:s text:c="3"/>2,692</text:p>
          </table:table-cell>
          <table:table-cell office:value-type="float" office:value="1404" table:style-name="ce67">
            <text:p><text:s text:c="3"/>1,404</text:p>
          </table:table-cell>
          <table:table-cell office:value-type="float" office:value="1288" table:style-name="ce67">
            <text:p><text:s text:c="3"/>1,288</text:p>
          </table:table-cell>
          <table:table-cell office:value-type="float" office:value="147" table:style-name="ce67">
            <text:p><text:s text:c="3"/>147</text:p>
          </table:table-cell>
          <table:table-cell office:value-type="float" office:value="75" table:style-name="ce67">
            <text:p><text:s text:c="3"/>75</text:p>
          </table:table-cell>
          <table:table-cell office:value-type="float" office:value="72" table:style-name="ce67">
            <text:p><text:s text:c="3"/>72</text:p>
          </table:table-cell>
          <table:table-cell office:value-type="float" office:value="3104" table:style-name="ce67">
            <text:p><text:s text:c="3"/>3,104</text:p>
          </table:table-cell>
          <table:table-cell office:value-type="float" office:value="1804" table:style-name="ce67">
            <text:p><text:s text:c="3"/>1,804</text:p>
          </table:table-cell>
          <table:table-cell office:value-type="float" office:value="1300" table:style-name="ce67">
            <text:p><text:s text:c="3"/>1,300</text:p>
          </table:table-cell>
          <table:table-cell office:value-type="float" office:value="2652" table:style-name="ce67">
            <text:p><text:s text:c="3"/>2,652</text:p>
          </table:table-cell>
          <table:table-cell office:value-type="float" office:value="1785" table:style-name="ce67">
            <text:p><text:s text:c="3"/>1,785</text:p>
          </table:table-cell>
          <table:table-cell office:value-type="float" office:value="867" table:style-name="ce67">
            <text:p><text:s text:c="3"/>867</text:p>
          </table:table-cell>
          <table:table-cell office:value-type="float" office:value="452" table:style-name="ce67">
            <text:p><text:s text:c="3"/>452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433" table:style-name="ce67">
            <text:p><text:s text:c="3"/>433</text:p>
          </table:table-cell>
          <table:table-cell office:value-type="float" office:value="85920" table:style-name="ce222">
            <text:p><text:s text:c="3"/>85,920</text:p>
          </table:table-cell>
          <table:table-cell office:value-type="float" office:value="79983" table:style-name="ce222">
            <text:p><text:s text:c="3"/>79,983</text:p>
          </table:table-cell>
          <table:table-cell office:value-type="float" office:value="79972" table:style-name="ce222">
            <text:p><text:s text:c="3"/>79,97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691" table:style-name="ce222">
            <text:p><text:s text:c="3"/>2,691</text:p>
          </table:table-cell>
          <table:table-cell office:value-type="float" office:value="1403" table:style-name="ce222">
            <text:p><text:s text:c="3"/>1,403</text:p>
          </table:table-cell>
          <table:table-cell office:value-type="float" office:value="1288" table:style-name="ce222">
            <text:p><text:s text:c="3"/>1,288</text:p>
          </table:table-cell>
          <table:table-cell office:value-type="float" office:value="147" table:style-name="ce222">
            <text:p><text:s text:c="3"/>147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3099" table:style-name="ce222">
            <text:p><text:s text:c="3"/>3,099</text:p>
          </table:table-cell>
          <table:table-cell office:value-type="float" office:value="1803" table:style-name="ce222">
            <text:p><text:s text:c="3"/>1,803</text:p>
          </table:table-cell>
          <table:table-cell office:value-type="float" office:value="1296" table:style-name="ce222">
            <text:p><text:s text:c="3"/>1,296</text:p>
          </table:table-cell>
          <table:table-cell office:value-type="float" office:value="2651" table:style-name="ce222">
            <text:p><text:s text:c="3"/>2,651</text:p>
          </table:table-cell>
          <table:table-cell office:value-type="float" office:value="1784" table:style-name="ce222">
            <text:p><text:s text:c="3"/>1,784</text:p>
          </table:table-cell>
          <table:table-cell office:value-type="float" office:value="867" table:style-name="ce222">
            <text:p><text:s text:c="3"/>867</text:p>
          </table:table-cell>
          <table:table-cell office:value-type="float" office:value="448" table:style-name="ce222">
            <text:p><text:s text:c="3"/>448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429" table:style-name="ce222">
            <text:p><text:s text:c="3"/>429</text:p>
          </table:table-cell>
          <table:table-cell office:value-type="float" office:value="914" table:style-name="ce222">
            <text:p><text:s text:c="3"/>914</text:p>
          </table:table-cell>
          <table:table-cell office:value-type="float" office:value="908" table:style-name="ce222">
            <text:p><text:s text:c="3"/>908</text:p>
          </table:table-cell>
          <table:table-cell office:value-type="float" office:value="908" table:style-name="ce222">
            <text:p><text:s text:c="3"/>908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3186" table:style-name="ce43">
            <text:p><text:s text:c="3"/>43,186</text:p>
          </table:table-cell>
          <table:table-cell office:value-type="float" office:value="42392" table:style-name="ce43">
            <text:p><text:s text:c="3"/>42,392</text:p>
          </table:table-cell>
          <table:table-cell office:value-type="float" office:value="42384" table:style-name="ce43">
            <text:p><text:s text:c="3"/>42,38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153" table:style-name="ce43">
            <text:p><text:s text:c="3"/>153</text:p>
          </table:table-cell>
          <table:table-cell office:value-type="float" office:value="68" table:style-name="ce43">
            <text:p><text:s text:c="3"/>68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545" table:style-name="ce43">
            <text:p><text:s text:c="3"/>545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503" table:style-name="ce43">
            <text:p><text:s text:c="3"/>503</text:p>
          </table:table-cell>
          <table:table-cell office:value-type="float" office:value="197" table:style-name="ce43">
            <text:p><text:s text:c="3"/>197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170" table:style-name="ce43">
            <text:p><text:s text:c="3"/>170</text:p>
          </table:table-cell>
          <table:table-cell office:value-type="float" office:value="348" table:style-name="ce43">
            <text:p><text:s text:c="3"/>348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333" table:style-name="ce43">
            <text:p><text:s text:c="3"/>333</text:p>
          </table:table-cell>
          <table:table-cell office:value-type="float" office:value="42960" table:style-name="ce227">
            <text:p><text:s text:c="3"/>42,960</text:p>
          </table:table-cell>
          <table:table-cell office:value-type="float" office:value="42167" table:style-name="ce227">
            <text:p><text:s text:c="3"/>42,167</text:p>
          </table:table-cell>
          <table:table-cell office:value-type="float" office:value="42159" table:style-name="ce227">
            <text:p><text:s text:c="3"/>42,159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181" table:style-name="ce227">
            <text:p><text:s text:c="3"/>181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153" table:style-name="ce227">
            <text:p><text:s text:c="3"/>153</text:p>
          </table:table-cell>
          <table:table-cell office:value-type="float" office:value="68" table:style-name="ce227">
            <text:p><text:s text:c="3"/>68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40" table:style-name="ce227">
            <text:p><text:s text:c="3"/>40</text:p>
          </table:table-cell>
          <table:table-cell office:value-type="float" office:value="544" table:style-name="ce227">
            <text:p><text:s text:c="3"/>544</text:p>
          </table:table-cell>
          <table:table-cell office:value-type="float" office:value="42" table:style-name="ce227">
            <text:p><text:s text:c="3"/>42</text:p>
          </table:table-cell>
          <table:table-cell office:value-type="float" office:value="502" table:style-name="ce227">
            <text:p><text:s text:c="3"/>502</text:p>
          </table:table-cell>
          <table:table-cell office:value-type="float" office:value="197" table:style-name="ce227">
            <text:p><text:s text:c="3"/>197</text:p>
          </table:table-cell>
          <table:table-cell office:value-type="float" office:value="27" table:style-name="ce227">
            <text:p><text:s text:c="3"/>27</text:p>
          </table:table-cell>
          <table:table-cell office:value-type="float" office:value="170" table:style-name="ce227">
            <text:p><text:s text:c="3"/>170</text:p>
          </table:table-cell>
          <table:table-cell office:value-type="float" office:value="347" table:style-name="ce227">
            <text:p><text:s text:c="3"/>347</text:p>
          </table:table-cell>
          <table:table-cell office:value-type="float" office:value="15" table:style-name="ce227">
            <text:p><text:s text:c="3"/>15</text:p>
          </table:table-cell>
          <table:table-cell office:value-type="float" office:value="332" table:style-name="ce227">
            <text:p><text:s text:c="3"/>332</text:p>
          </table:table-cell>
          <table:table-cell office:value-type="float" office:value="226" table:style-name="ce227">
            <text:p><text:s text:c="3"/>226</text:p>
          </table:table-cell>
          <table:table-cell office:value-type="float" office:value="225" table:style-name="ce227">
            <text:p><text:s text:c="3"/>225</text:p>
          </table:table-cell>
          <table:table-cell office:value-type="float" office:value="225" table:style-name="ce227">
            <text:p><text:s text:c="3"/>225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3648" table:style-name="ce53">
            <text:p><text:s text:c="3"/>43,648</text:p>
          </table:table-cell>
          <table:table-cell office:value-type="float" office:value="38499" table:style-name="ce53">
            <text:p><text:s text:c="3"/>38,499</text:p>
          </table:table-cell>
          <table:table-cell office:value-type="float" office:value="38496" table:style-name="ce53">
            <text:p><text:s text:c="3"/>38,49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511" table:style-name="ce53">
            <text:p><text:s text:c="3"/>2,511</text:p>
          </table:table-cell>
          <table:table-cell office:value-type="float" office:value="1376" table:style-name="ce53">
            <text:p><text:s text:c="3"/>1,376</text:p>
          </table:table-cell>
          <table:table-cell office:value-type="float" office:value="1135" table:style-name="ce53">
            <text:p><text:s text:c="3"/>1,135</text:p>
          </table:table-cell>
          <table:table-cell office:value-type="float" office:value="79" table:style-name="ce53">
            <text:p><text:s text:c="3"/>79</text:p>
          </table:table-cell>
          <table:table-cell office:value-type="float" office:value="47" table:style-name="ce53">
            <text:p><text:s text:c="3"/>47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2559" table:style-name="ce53">
            <text:p><text:s text:c="3"/>2,559</text:p>
          </table:table-cell>
          <table:table-cell office:value-type="float" office:value="1762" table:style-name="ce53">
            <text:p><text:s text:c="3"/>1,762</text:p>
          </table:table-cell>
          <table:table-cell office:value-type="float" office:value="797" table:style-name="ce53">
            <text:p><text:s text:c="3"/>797</text:p>
          </table:table-cell>
          <table:table-cell office:value-type="float" office:value="2455" table:style-name="ce53">
            <text:p><text:s text:c="3"/>2,455</text:p>
          </table:table-cell>
          <table:table-cell office:value-type="float" office:value="1758" table:style-name="ce53">
            <text:p><text:s text:c="3"/>1,758</text:p>
          </table:table-cell>
          <table:table-cell office:value-type="float" office:value="697" table:style-name="ce53">
            <text:p><text:s text:c="3"/>697</text:p>
          </table:table-cell>
          <table:table-cell office:value-type="float" office:value="104" table:style-name="ce53">
            <text:p><text:s text:c="3"/>10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00" table:style-name="ce53">
            <text:p><text:s text:c="3"/>100</text:p>
          </table:table-cell>
          <table:table-cell office:value-type="float" office:value="42960" table:style-name="ce233">
            <text:p><text:s text:c="3"/>42,960</text:p>
          </table:table-cell>
          <table:table-cell office:value-type="float" office:value="37816" table:style-name="ce233">
            <text:p><text:s text:c="3"/>37,816</text:p>
          </table:table-cell>
          <table:table-cell office:value-type="float" office:value="37813" table:style-name="ce233">
            <text:p><text:s text:c="3"/>37,813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510" table:style-name="ce233">
            <text:p><text:s text:c="3"/>2,510</text:p>
          </table:table-cell>
          <table:table-cell office:value-type="float" office:value="1375" table:style-name="ce233">
            <text:p><text:s text:c="3"/>1,375</text:p>
          </table:table-cell>
          <table:table-cell office:value-type="float" office:value="1135" table:style-name="ce233">
            <text:p><text:s text:c="3"/>1,135</text:p>
          </table:table-cell>
          <table:table-cell office:value-type="float" office:value="79" table:style-name="ce233">
            <text:p><text:s text:c="3"/>79</text:p>
          </table:table-cell>
          <table:table-cell office:value-type="float" office:value="47" table:style-name="ce233">
            <text:p><text:s text:c="3"/>47</text:p>
          </table:table-cell>
          <table:table-cell office:value-type="float" office:value="32" table:style-name="ce233">
            <text:p><text:s text:c="3"/>32</text:p>
          </table:table-cell>
          <table:table-cell office:value-type="float" office:value="2555" table:style-name="ce233">
            <text:p><text:s text:c="3"/>2,555</text:p>
          </table:table-cell>
          <table:table-cell office:value-type="float" office:value="1761" table:style-name="ce233">
            <text:p><text:s text:c="3"/>1,761</text:p>
          </table:table-cell>
          <table:table-cell office:value-type="float" office:value="794" table:style-name="ce233">
            <text:p><text:s text:c="3"/>794</text:p>
          </table:table-cell>
          <table:table-cell office:value-type="float" office:value="2454" table:style-name="ce233">
            <text:p><text:s text:c="3"/>2,454</text:p>
          </table:table-cell>
          <table:table-cell office:value-type="float" office:value="1757" table:style-name="ce233">
            <text:p><text:s text:c="3"/>1,757</text:p>
          </table:table-cell>
          <table:table-cell office:value-type="float" office:value="697" table:style-name="ce233">
            <text:p><text:s text:c="3"/>697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97" table:style-name="ce233">
            <text:p><text:s text:c="3"/>97</text:p>
          </table:table-cell>
          <table:table-cell office:value-type="float" office:value="688" table:style-name="ce233">
            <text:p><text:s text:c="3"/>688</text:p>
          </table:table-cell>
          <table:table-cell office:value-type="float" office:value="683" table:style-name="ce233">
            <text:p><text:s text:c="3"/>683</text:p>
          </table:table-cell>
          <table:table-cell office:value-type="float" office:value="683" table:style-name="ce233">
            <text:p><text:s text:c="3"/>683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0" table:style-name="ce244">
            <text:p>—</text:p>
          </table:table-cell>
          <table:table-cell office:value-type="float" office:value="3" table:style-name="ce244">
            <text:p><text:s text:c="3"/>3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268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6512" table:style-name="ce113">
            <text:p><text:s text:c="3"/>6,512</text:p>
          </table:table-cell>
          <table:table-cell office:value-type="float" office:value="6065" table:style-name="ce113">
            <text:p><text:s text:c="3"/>6,065</text:p>
          </table:table-cell>
          <table:table-cell office:value-type="float" office:value="6064" table:style-name="ce113">
            <text:p><text:s text:c="3"/>6,06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6452" table:style-name="ce247">
            <text:p><text:s text:c="3"/>6,452</text:p>
          </table:table-cell>
          <table:table-cell office:value-type="float" office:value="6005" table:style-name="ce248">
            <text:p><text:s text:c="3"/>6,005</text:p>
          </table:table-cell>
          <table:table-cell office:value-type="float" office:value="6004" table:style-name="ce248">
            <text:p><text:s text:c="3"/>6,00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4" table:style-name="ce248">
            <text:p><text:s text:c="3"/>214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19">
            <text:p><text:s text:c="3"/>3,240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226" table:style-name="ce250">
            <text:p><text:s text:c="3"/>3,226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272" table:style-name="ce125">
            <text:p><text:s text:c="3"/>3,272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69" table:style-name="ce125">
            <text:p><text:s text:c="3"/>169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226" table:style-name="ce256">
            <text:p><text:s text:c="3"/>3,226</text:p>
          </table:table-cell>
          <table:table-cell office:value-type="float" office:value="2847" table:style-name="ce146">
            <text:p><text:s text:c="3"/>2,847</text:p>
          </table:table-cell>
          <table:table-cell office:value-type="float" office:value="2846" table:style-name="ce146">
            <text:p><text:s text:c="3"/>2,84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5" table:style-name="ce146">
            <text:p><text:s text:c="3"/>115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686" table:style-name="ce113">
            <text:p><text:s text:c="3"/>7,686</text:p>
          </table:table-cell>
          <table:table-cell office:value-type="float" office:value="7134" table:style-name="ce113">
            <text:p><text:s text:c="3"/>7,134</text:p>
          </table:table-cell>
          <table:table-cell office:value-type="float" office:value="7133" table:style-name="ce113">
            <text:p><text:s text:c="3"/>7,13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636" table:style-name="ce247">
            <text:p><text:s text:c="3"/>7,636</text:p>
          </table:table-cell>
          <table:table-cell office:value-type="float" office:value="7084" table:style-name="ce248">
            <text:p><text:s text:c="3"/>7,084</text:p>
          </table:table-cell>
          <table:table-cell office:value-type="float" office:value="7083" table:style-name="ce248">
            <text:p><text:s text:c="3"/>7,08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21" table:style-name="ce248">
            <text:p><text:s text:c="3"/>121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5" table:style-name="ce248">
            <text:p><text:s text:c="3"/>295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3751" table:style-name="ce119">
            <text:p><text:s text:c="3"/>3,751</text:p>
          </table:table-cell>
          <table:table-cell office:value-type="float" office:value="3750" table:style-name="ce119">
            <text:p><text:s text:c="3"/>3,7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818" table:style-name="ce250">
            <text:p><text:s text:c="3"/>3,818</text:p>
          </table:table-cell>
          <table:table-cell office:value-type="float" office:value="3735" table:style-name="ce145">
            <text:p><text:s text:c="3"/>3,735</text:p>
          </table:table-cell>
          <table:table-cell office:value-type="float" office:value="3734" table:style-name="ce145">
            <text:p><text:s text:c="3"/>3,73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52" table:style-name="ce125">
            <text:p><text:s text:c="3"/>3,852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0" table:style-name="ce125">
            <text:p>—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18" table:style-name="ce125">
            <text:p><text:s text:c="3"/>11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818" table:style-name="ce256">
            <text:p><text:s text:c="3"/>3,818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0" table:style-name="ce146">
            <text:p>—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4" table:style-name="ce146">
            <text:p><text:s text:c="3"/>164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63" table:style-name="ce146">
            <text:p><text:s text:c="3"/>163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230" table:style-name="ce113">
            <text:p><text:s text:c="3"/>8,230</text:p>
          </table:table-cell>
          <table:table-cell office:value-type="float" office:value="7705" table:style-name="ce113">
            <text:p><text:s text:c="3"/>7,705</text:p>
          </table:table-cell>
          <table:table-cell office:value-type="float" office:value="7704" table:style-name="ce113">
            <text:p><text:s text:c="3"/>7,7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07" table:style-name="ce113">
            <text:p><text:s text:c="3"/>107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67" table:style-name="ce113">
            <text:p><text:s text:c="3"/>16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8146" table:style-name="ce247">
            <text:p><text:s text:c="3"/>8,146</text:p>
          </table:table-cell>
          <table:table-cell office:value-type="float" office:value="7622" table:style-name="ce248">
            <text:p><text:s text:c="3"/>7,622</text:p>
          </table:table-cell>
          <table:table-cell office:value-type="float" office:value="7621" table:style-name="ce248">
            <text:p><text:s text:c="3"/>7,62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7" table:style-name="ce248">
            <text:p><text:s text:c="3"/>22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07" table:style-name="ce248">
            <text:p><text:s text:c="3"/>107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67" table:style-name="ce248">
            <text:p><text:s text:c="3"/>16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71" table:style-name="ce248">
            <text:p><text:s text:c="3"/>71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19">
            <text:p><text:s text:c="3"/>4,093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073" table:style-name="ce250">
            <text:p><text:s text:c="3"/>4,073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0" table:style-name="ce145">
            <text:p>—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0" table:style-name="ce145">
            <text:p>—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137" table:style-name="ce125">
            <text:p><text:s text:c="3"/>4,137</text:p>
          </table:table-cell>
          <table:table-cell office:value-type="float" office:value="3678" table:style-name="ce125">
            <text:p><text:s text:c="3"/>3,678</text:p>
          </table:table-cell>
          <table:table-cell office:value-type="float" office:value="3677" table:style-name="ce125">
            <text:p><text:s text:c="3"/>3,67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66" table:style-name="ce125">
            <text:p><text:s text:c="3"/>166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073" table:style-name="ce256">
            <text:p><text:s text:c="3"/>4,073</text:p>
          </table:table-cell>
          <table:table-cell office:value-type="float" office:value="3615" table:style-name="ce146">
            <text:p><text:s text:c="3"/>3,615</text:p>
          </table:table-cell>
          <table:table-cell office:value-type="float" office:value="3614" table:style-name="ce146">
            <text:p><text:s text:c="3"/>3,61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6" table:style-name="ce146">
            <text:p><text:s text:c="3"/>216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97" table:style-name="ce146">
            <text:p><text:s text:c="3"/>9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66" table:style-name="ce146">
            <text:p><text:s text:c="3"/>166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64" table:style-name="ce256">
            <text:p><text:s text:c="3"/>64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14" table:style-name="ce113">
            <text:p><text:s text:c="3"/>8,114</text:p>
          </table:table-cell>
          <table:table-cell office:value-type="float" office:value="7582" table:style-name="ce113">
            <text:p><text:s text:c="3"/>7,582</text:p>
          </table:table-cell>
          <table:table-cell office:value-type="float" office:value="7579" table:style-name="ce113">
            <text:p><text:s text:c="3"/>7,57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108" table:style-name="ce113">
            <text:p><text:s text:c="3"/>108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1" table:style-name="ce113">
            <text:p><text:s text:c="3"/>29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2" table:style-name="ce113">
            <text:p><text:s text:c="3"/>252</text:p>
          </table:table-cell>
          <table:table-cell office:value-type="float" office:value="170" table:style-name="ce113">
            <text:p><text:s text:c="3"/>170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8040" table:style-name="ce247">
            <text:p><text:s text:c="3"/>8,04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6" table:style-name="ce248">
            <text:p><text:s text:c="3"/>7,50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108" table:style-name="ce248">
            <text:p><text:s text:c="3"/>108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0" table:style-name="ce248">
            <text:p><text:s text:c="3"/>290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252" table:style-name="ce248">
            <text:p><text:s text:c="3"/>252</text:p>
          </table:table-cell>
          <table:table-cell office:value-type="float" office:value="170" table:style-name="ce248">
            <text:p><text:s text:c="3"/>170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74" table:style-name="ce247">
            <text:p><text:s text:c="3"/>74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038" table:style-name="ce119">
            <text:p><text:s text:c="3"/>4,038</text:p>
          </table:table-cell>
          <table:table-cell office:value-type="float" office:value="3969" table:style-name="ce119">
            <text:p><text:s text:c="3"/>3,969</text:p>
          </table:table-cell>
          <table:table-cell office:value-type="float" office:value="3967" table:style-name="ce119">
            <text:p><text:s text:c="3"/>3,96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20" table:style-name="ce250">
            <text:p><text:s text:c="3"/>4,020</text:p>
          </table:table-cell>
          <table:table-cell office:value-type="float" office:value="3951" table:style-name="ce145">
            <text:p><text:s text:c="3"/>3,951</text:p>
          </table:table-cell>
          <table:table-cell office:value-type="float" office:value="3949" table:style-name="ce145">
            <text:p><text:s text:c="3"/>3,94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76" table:style-name="ce125">
            <text:p><text:s text:c="3"/>4,076</text:p>
          </table:table-cell>
          <table:table-cell office:value-type="float" office:value="3613" table:style-name="ce125">
            <text:p><text:s text:c="3"/>3,613</text:p>
          </table:table-cell>
          <table:table-cell office:value-type="float" office:value="3612" table:style-name="ce125">
            <text:p><text:s text:c="3"/>3,6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0" table:style-name="ce125">
            <text:p><text:s text:c="3"/>21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2" table:style-name="ce125">
            <text:p><text:s text:c="3"/>242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230" table:style-name="ce125">
            <text:p><text:s text:c="3"/>230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20" table:style-name="ce256">
            <text:p><text:s text:c="3"/>4,020</text:p>
          </table:table-cell>
          <table:table-cell office:value-type="float" office:value="3558" table:style-name="ce146">
            <text:p><text:s text:c="3"/>3,558</text:p>
          </table:table-cell>
          <table:table-cell office:value-type="float" office:value="3557" table:style-name="ce146">
            <text:p><text:s text:c="3"/>3,557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94" table:style-name="ce146">
            <text:p><text:s text:c="3"/>94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22" table:style-name="ce113">
            <text:p><text:s text:c="3"/>8,122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0" table:style-name="ce113">
            <text:p>—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0" table:style-name="ce247">
            <text:p><text:s text:c="3"/>8,03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0" table:style-name="ce248">
            <text:p>—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92" table:style-name="ce247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1" table:style-name="ce119">
            <text:p><text:s text:c="3"/>4,03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15" table:style-name="ce250">
            <text:p><text:s text:c="3"/>4,01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0" table:style-name="ce145">
            <text:p>—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2" table:style-name="ce145">
            <text:p><text:s text:c="3"/>4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91" table:style-name="ce125">
            <text:p><text:s text:c="3"/>4,091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0" table:style-name="ce125">
            <text:p>—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015" table:style-name="ce256">
            <text:p><text:s text:c="3"/>4,015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0" table:style-name="ce146">
            <text:p>—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71" table:style-name="ce146">
            <text:p><text:s text:c="3"/>71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578" table:style-name="ce113">
            <text:p><text:s text:c="3"/>8,57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8008" table:style-name="ce113">
            <text:p><text:s text:c="3"/>8,008</text:p>
          </table:table-cell>
          <table:table-cell office:value-type="float" office:value="0" table:style-name="ce113">
            <text:p>—</text:p>
          </table:table-cell>
          <table:table-cell office:value-type="float" office:value="244" table:style-name="ce113">
            <text:p><text:s text:c="3"/>24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116" table:style-name="ce113">
            <text:p><text:s text:c="3"/>11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6" table:style-name="ce113">
            <text:p><text:s text:c="3"/>196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8458" table:style-name="ce247">
            <text:p><text:s text:c="3"/>8,458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7889" table:style-name="ce248">
            <text:p><text:s text:c="3"/>7,889</text:p>
          </table:table-cell>
          <table:table-cell office:value-type="float" office:value="0" table:style-name="ce248">
            <text:p>—</text:p>
          </table:table-cell>
          <table:table-cell office:value-type="float" office:value="244" table:style-name="ce248">
            <text:p><text:s text:c="3"/>244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116" table:style-name="ce248">
            <text:p><text:s text:c="3"/>116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309" table:style-name="ce248">
            <text:p><text:s text:c="3"/>309</text:p>
          </table:table-cell>
          <table:table-cell office:value-type="float" office:value="196" table:style-name="ce248">
            <text:p><text:s text:c="3"/>196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66" table:style-name="ce248">
            <text:p><text:s text:c="3"/>66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7" table:style-name="ce248">
            <text:p><text:s text:c="3"/>47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253" table:style-name="ce119">
            <text:p><text:s text:c="3"/>4,253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4170" table:style-name="ce119">
            <text:p><text:s text:c="3"/>4,170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229" table:style-name="ce250">
            <text:p><text:s text:c="3"/>4,229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4146" table:style-name="ce145">
            <text:p><text:s text:c="3"/>4,146</text:p>
          </table:table-cell>
          <table:table-cell office:value-type="float" office:value="0" table:style-name="ce145">
            <text:p>—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9" table:style-name="ce251">
            <text:p><text:s text:c="3"/>3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25" table:style-name="ce125">
            <text:p><text:s text:c="3"/>4,325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3838" table:style-name="ce125">
            <text:p><text:s text:c="3"/>3,838</text:p>
          </table:table-cell>
          <table:table-cell office:value-type="float" office:value="0" table:style-name="ce125">
            <text:p>—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126" table:style-name="ce125">
            <text:p><text:s text:c="3"/>126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51" table:style-name="ce125">
            <text:p><text:s text:c="3"/>25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229" table:style-name="ce256">
            <text:p><text:s text:c="3"/>4,229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3743" table:style-name="ce146">
            <text:p><text:s text:c="3"/>3,743</text:p>
          </table:table-cell>
          <table:table-cell office:value-type="float" office:value="0" table:style-name="ce146">
            <text:p>—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126" table:style-name="ce146">
            <text:p><text:s text:c="3"/>126</text:p>
          </table:table-cell>
          <table:table-cell office:value-type="float" office:value="101" table:style-name="ce146">
            <text:p><text:s text:c="3"/>101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50" table:style-name="ce146">
            <text:p><text:s text:c="3"/>250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91" table:style-name="ce146">
            <text:p><text:s text:c="3"/>191</text:p>
          </table:table-cell>
          <table:table-cell office:value-type="float" office:value="50" table:style-name="ce146">
            <text:p><text:s text:c="3"/>50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96" table:style-name="ce256">
            <text:p><text:s text:c="3"/>96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0年12月10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1"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32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61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62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1D0" table:style-name="ta4">
        <table:table-source xlink:href="file:///C:/Users/moi1849/Desktop/123/3/1.月報/06速(月)報套印/11011/上網各月08及09公式(11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1E0" table:style-name="ta4">
        <table:table-source xlink:href="file:///C:/Users/moi1849/Desktop/123/3/1.月報/06速(月)報套印/11011/上網各月08及09公式(11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年月別" table:style-name="ta4">
        <table:table-source xlink:href="file:///C:/Users/moi1849/Desktop/123/3/1.月報/06速(月)報套印/11011/上網各月08及09公式(11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縣市別" table:style-name="ta4">
        <table:table-source xlink:href="file:///C:/Users/moi1849/Desktop/123/3/1.月報/06速(月)報套印/11011/上網各月08及09公式(11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8結-設籍情形" table:style-name="ta4">
        <table:table-source xlink:href="file:///C:/Users/moi1849/Desktop/123/3/1.月報/06速(月)報套印/11011/上網各月08及09公式(11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年月別" table:style-name="ta4">
        <table:table-source xlink:href="file:///C:/Users/moi1849/Desktop/123/3/1.月報/06速(月)報套印/11011/上網各月08及09公式(11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縣市別" table:style-name="ta4">
        <table:table-source xlink:href="file:///C:/Users/moi1849/Desktop/123/3/1.月報/06速(月)報套印/11011/上網各月08及09公式(11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08及09公式(11月).xls'#09離-設籍情形" table:style-name="ta4">
        <table:table-source xlink:href="file:///C:/Users/moi1849/Desktop/123/3/1.月報/06速(月)報套印/11011/上網各月08及09公式(11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35:15Z</meta:creation-date>
    <dc:date>2021-12-03T03:36:09Z</dc:date>
  </office:meta>
</office:document-meta>
</file>